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c4d" officeooo:paragraph-rsid="001ecc4d"/>
    </style:style>
    <style:style style:name="P2" style:family="paragraph" style:parent-style-name="Standard">
      <style:text-properties fo:font-weight="bold" officeooo:rsid="001ecc4d" officeooo:paragraph-rsid="001ecc4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ecc4d" officeooo:paragraph-rsid="001ecc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46c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genes <text:span text:style-name="T1">Housekeeping</text:span><text:span text:style-name="T2"> têm diferentes agrupamentos, por isso eu acho que não posso gerar genes para diferentes agrupamentos ao mesmo tempo </text:span><text:span text:style-name="T3">(se os dados são poucos)</text:span><text:span text:style-name="T2">, já que a distribuição dos dados vai ser diferentes e a GAN não vai bater da melhor forma.</text:span></text:p>
      <text:p text:style-name="P1"><text:span text:style-name="T2"/></text:p>
      <text:p text:style-name="P1"><text:span text:style-name="T2">“</text:span><text:span text:style-name="T1">A obtenção e análises de genes de housekeeping são de vital importância para a compreensão dos mecanismos e estrutura genômica dos organismos. No caso específico das bactérias, estes estudos podem ampliar o conhecimento acerca dos fatores de virulência e mecanismos de supervivência e transmissão. A compreensão desses fatores pode ajudar a reduzir o impacto dessas bactérias nas populações afetadas e auxiliar no desenvolvimento de remédios e vacinas que possam combater as doenças provocadas por elas.”</text:span></text:p>
      <text:p text:style-name="P1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0:52:05.188341351</meta:creation-date>
    <meta:generator>LibreOffice/6.0.7.3$Linux_X86_64 LibreOffice_project/00m0$Build-3</meta:generator>
    <dc:date>2019-09-23T16:09:06.985109890</dc:date>
    <meta:editing-duration>PT2H45M33S</meta:editing-duration>
    <meta:editing-cycles>1</meta:editing-cycles>
    <meta:document-statistic meta:table-count="0" meta:image-count="0" meta:object-count="0" meta:page-count="1" meta:paragraph-count="2" meta:word-count="119" meta:character-count="758" meta:non-whitespace-character-count="641"/>
  </office:meta>
</office:document-meta>
</file>